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391e" officeooo:paragraph-rsid="000e391e"/>
    </style:style>
    <style:style style:name="T1" style:family="text">
      <style:text-properties officeooo:rsid="000e3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<text:span text:style-name="T1">Einfaches Kompilieren---------------------------</text:span></text:p>
      <text:p text:style-name="P1">Beispiel:</text:p>
      <text:p text:style-name="P1"/>
      <text:p text:style-name="P1">Dateien: main.cpp, hello.h, hello.cpp.</text:p>
      <text:p text:style-name="P1"/>
      <text:p text:style-name="P1"/>
      <text:p text:style-name="P1">$ g++ <text:s/>main.cpp hello.cpp //ausführbare Datei ist a.out.</text:p>
      <text:p text:style-name="P1"/>
      <text:p text:style-name="P1">$ g++ main.cpp hello.cpp -o helloWorld //ausführbare Datei ist helloWorld (o steht für output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0:12:34.499836555</meta:creation-date>
    <meta:generator>LibreOffice/5.1.6.2$Linux_X86_64 LibreOffice_project/10m0$Build-2</meta:generator>
    <dc:date>2018-06-02T10:19:52.585598836</dc:date>
    <meta:editing-duration>PT7M18S</meta:editing-duration>
    <meta:editing-cycles>1</meta:editing-cycles>
    <meta:document-statistic meta:table-count="0" meta:image-count="0" meta:object-count="0" meta:page-count="1" meta:paragraph-count="5" meta:word-count="30" meta:character-count="275" meta:non-whitespace-character-count="250"/>
  </office:meta>
</office:document-meta>
</file>